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3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k</text:p>
          </table:table-cell>
          <table:table-cell office:value-type="string" calcext:value-type="string">
            <text:p><text:s/>Value</text:p>
          </table:table-cell>
          <table:table-cell table:style-name="ce1" office:value-type="string" calcext:value-type="string">
            <text:p><text:s/>Datasheet</text:p>
          </table:table-cell>
          <table:table-cell office:value-type="string" calcext:value-type="string">
            <text:p>da?</text:p>
          </table:table-cell>
          <table:table-cell office:value-type="string" calcext:value-type="string">
            <text:p>Prize</text:p>
          </table:table-cell>
          <table:table-cell table:style-name="ce1" office:value-type="string" calcext:value-type="string">
            <text:p>Gesam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chelt</text:p>
          </table:table-cell>
          <table:table-cell table:number-columns-repeated="5"/>
          <table:table-cell table:formula="of:=SUM([.F4:.F69])" office:value-type="float" office:value="267.79" calcext:value-type="float">
            <text:p>267.79</text:p>
          </table:table-cell>
          <table:table-cell table:formula="of:=SUM([.G3:.G107])" office:value-type="float" office:value="435.14" calcext:value-type="float">
            <text:p>435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µ CER</text:p>
          </table:table-cell>
          <table:table-cell table:style-name="ce1" office:value-type="string" calcext:value-type="string">
            <text:p>https://www.reichelt.de/vielschicht-kerko-10-f-16v-125-c-kem-x7r1206-10u-p207163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IF([.D4]= 1; 0; [.E4]*[.A4])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µ Elko</text:p>
          </table:table-cell>
          <table:table-cell table:style-name="ce1" office:value-type="string" calcext:value-type="string">
            <text:p>https://www.reichelt.de/smd-elko-10-f-50-v-2000-h-eln-rv2-50v100mu-p246741.html?&amp;trstct=pol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formula="of:=IF([.D5]= 1; 0; [.E5]*[.A5])" office:value-type="float" office:value="4.95" calcext:value-type="float">
            <text:p>4.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table:style-name="ce1" office:value-type="string" calcext:value-type="string">
            <text:p>https://www.reichelt.de/vielschicht-kerko-1-0nf-50v-125-c-kem-x7r1206-1-0n-p207139.html?&amp;trstct=pol_4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6]= 1; 0; [.E6]*[.A6]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n</text:p>
          </table:table-cell>
          <table:table-cell table:style-name="ce1" office:value-type="string" calcext:value-type="string">
            <text:p>https://www.reichelt.de/vielschicht-kerko-47nf-100v-125-c-kem-x7r1206-47n-p207148.html?&amp;trstct=pol_4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IF([.D7]= 1; 0; [.E7]*[.A7])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2n CER</text:p>
          </table:table-cell>
          <table:table-cell table:style-name="ce1" office:value-type="string" calcext:value-type="string">
            <text:p>https://www.reichelt.de/vielschicht-kerko-82nf-50v-125-c-kem-x7r1206-82n-p207150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formula="of:=IF([.D8]= 1; 0; [.E8]*[.A8])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0n</text:p>
          </table:table-cell>
          <table:table-cell table:style-name="ce1" office:value-type="string" calcext:value-type="string">
            <text:p>https://www.reichelt.de/vielschicht-kerko-100nf-50v-125-c-kem-x7r1206b100n-p207152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IF([.D9]= 1; 0; [.E9]*[.A9])" office:value-type="float" office:value="4.44" calcext:value-type="float">
            <text:p>4.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µ</text:p>
          </table:table-cell>
          <table:table-cell table:style-name="ce1" office:value-type="string" calcext:value-type="string">
            <text:p>https://www.reichelt.de/vielschicht-kerko-1-0-f-25v-85-c-kem-y5v1206-1-0u-p207164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IF([.D10]= 1; 0; [.E10]*[.A10])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µ2</text:p>
          </table:table-cell>
          <table:table-cell table:style-name="ce1" office:value-type="string" calcext:value-type="string">
            <text:p>https://www.reichelt.de/smd-kerko-1206-2-2-f-10-v-10-mlcc-rnd-1501206b2251-p225544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11]= 1; 0; [.E11]*[.A11])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T54</text:p>
          </table:table-cell>
          <table:table-cell table:style-name="ce1" office:value-type="string" calcext:value-type="string">
            <text:p>https://www.reichelt.de/schottkydiode-30-v-0-2-a-sod-323f-bat-54j-nxp-p219408.html?&amp;trstct=pos_9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formula="of:=IF([.D12]= 1; 0; [.E12]*[.A12])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table:style-name="ce1" office:value-type="string" calcext:value-type="string">
            <text:p>https://www.reichelt.de/schalt-diode-75-v-150-ma-sod-323f-1n-4148-ws-p95197.html?&amp;trstct=pos_3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IF([.D13]= 1; 0; [.E13]*[.A13])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rminal Block 2p</text:p>
          </table:table-cell>
          <table:table-cell table:style-name="ce1" office:value-type="string" calcext:value-type="string">
            <text:p>https://www.reichelt.de/loetbare-schraubklemme-2-pol-rm-5-mm-90-rnd-205-00012-p170244.html?&amp;trstct=pol_3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IF([.D14]= 1; 0; [.E14]*[.A14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rminal Block 4p</text:p>
          </table:table-cell>
          <table:table-cell table:style-name="ce1" office:value-type="string" calcext:value-type="string">
            <text:p>https://www.reichelt.de/loetbare-schraubklemme-4-pol-rm-5-mm-90-rnd-205-00003-p170224.html?&amp;trstct=vrt_pdn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formula="of:=IF([.D15]= 1; 0; [.E15]*[.A15])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minal Block 5p</text:p>
          </table:table-cell>
          <table:table-cell table:style-name="ce1" office:value-type="string" calcext:value-type="string">
            <text:p>https://www.reichelt.de/loetbare-schraubklemme-5-pol-rm-5-mm-90-rnd-205-00004-p170225.html?&amp;trstct=vrt_pdn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IF([.D16]= 1; 0; [.E16]*[.A16])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 THT</text:p>
          </table:table-cell>
          <table:table-cell table:style-name="ce1" office:value-type="string" calcext:value-type="string">
            <text:p>https://www.reichelt.de/widerstand-metallschicht-470-ohm-0207-0-6-w-1-metall-470-p11826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IF([.D17]= 1; 0; [.E17]*[.A17])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10 THT</text:p>
          </table:table-cell>
          <table:table-cell table:style-name="ce1" office:value-type="string" calcext:value-type="string">
            <text:p>https://www.reichelt.de/widerstand-metallschicht-910-ohm-0207-0-6-w-1-metall-910-p12035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IF([.D18]= 1; 0; [.E18]*[.A18])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https://www.reichelt.de/smd-widerstand-1206-100-ohm-250-mw-1-rnd-1206-1-100-p183349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19]= 1; 0; [.E19]*[.A19]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 0.1%</text:p>
          </table:table-cell>
          <table:table-cell table:style-name="ce1" office:value-type="string" calcext:value-type="string">
            <text:p>https://www.reichelt.de/smd-widerstand-1206-100-ohm-250-mw-0-1-pan-era8aeb101v-p238078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IF([.D20]= 1; 0; [.E20]*[.A20])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 0.1%</text:p>
          </table:table-cell>
          <table:table-cell table:style-name="ce1" office:value-type="string" calcext:value-type="string">
            <text:p>https://www.reichelt.de/smd-widerstand-1206-1-0-kohm-250-mw-0-1-pan-era8aeb102v-p238079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IF([.D21]= 1; 0; [.E21]*[.A21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https://www.reichelt.de/smd-widerstand-1206-150-ohm-250-mw-1-rnd-1206-1-150-p183351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2]= 1; 0; [.E22]*[.A22])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https://www.reichelt.de/smd-widerstand-1206-270-ohm-250-mw-1-rnd-1206-1-270-p183355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3]= 1; 0; [.E23]*[.A23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0" calcext:value-type="float">
            <text:p>470</text:p>
          </table:table-cell>
          <table:table-cell table:style-name="ce1" office:value-type="string" calcext:value-type="string">
            <text:p>https://www.reichelt.de/smd-widerstand-1206-470-ohm-250-mw-1-rnd-1206-1-470-p183358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4]= 1; 0; [.E24]*[.A24])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https://www.reichelt.de/smd-widerstand-1206-750-ohm-250-mw-1-koa-rk73h2bttd71-p238075.html?&amp;trstct=pol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5]= 1; 0; [.E25]*[.A25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0" calcext:value-type="float">
            <text:p>910</text:p>
          </table:table-cell>
          <table:table-cell table:style-name="ce1" office:value-type="string" calcext:value-type="string">
            <text:p>https://www.reichelt.de/smd-widerstand-1206-910-ohm-250-mw-1-rnd-1206-1-910-p212738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6]= 1; 0; [.E26]*[.A26])"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5</text:p>
          </table:table-cell>
          <table:table-cell table:style-name="ce1" office:value-type="string" calcext:value-type="string">
            <text:p>https://www.reichelt.de/smd-widerstand-1206-1-5-kohm-250-mw-1-rnd-1206-1-1-5k-p183381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7]= 1; 0; [.E27]*[.A27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https://www.reichelt.de/smd-widerstand-1206-120-ohm-250-mw-1-rnd-1206-1-120-p183350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8]= 1; 0; [.E28]*[.A28])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https://www.reichelt.de/smd-widerstand-1206-91-ohm-250-mw-1-rnd-1206-1-91-p212729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29]= 1; 0; [.E29]*[.A29])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https://www.reichelt.de/smd-widerstand-1206-22-ohm-250-mw-1-rnd-1206-1-22-p183340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30]= 1; 0; [.E30]*[.A30]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k</text:p>
          </table:table-cell>
          <table:table-cell table:style-name="ce1" office:value-type="string" calcext:value-type="string">
            <text:p>https://www.reichelt.de/smd-widerstand-1206-10-kohm-250-mw-1-rnd-1206-1-10k-p183394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31]= 1; 0; [.E31]*[.A31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table:style-name="ce1" office:value-type="string" calcext:value-type="string">
            <text:p>https://www.reichelt.de/smd-widerstand-1206-1-0-kohm-250-mw-1-rnd-1206-1-1-0k-p183379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[.D32]= 1; 0; [.E32]*[.A32])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table:style-name="ce1" office:value-type="string" calcext:value-type="string">
            <text:p>https://www.reichelt.de/praezisionspotentiometer-25-gaenge-stehend-1-0-kohm-64w-1-0k-p2694.html?&amp;trstct=pol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formula="of:=IF([.D33]= 1; 0; [.E33]*[.A33])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05" calcext:value-type="float">
            <text:p>7805</text:p>
          </table:table-cell>
          <table:table-cell table:style-name="ce1" office:value-type="string" calcext:value-type="string">
            <text:p>https://www.reichelt.de/spannungsregler-fest-5-v-dpak-mc-7805-cdtg-p189143.html?&amp;trstct=pos_8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formula="of:=IF([.D34]= 1; 0; [.E34]*[.A34])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4HC165</text:p>
          </table:table-cell>
          <table:table-cell table:style-name="ce1" office:value-type="string" calcext:value-type="string">
            <text:p>https://www.reichelt.de/shift-register-8-bit-2-6-v-so-16-74hc-165d-nxp-p216626.html?&amp;trstct=pos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formula="of:=IF([.D35]= 1; 0; [.E35]*[.A35]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S18B20</text:p>
          </table:table-cell>
          <table:table-cell table:style-name="ce1" office:value-type="string" calcext:value-type="string">
            <text:p>https://www.reichelt.de/digital-thermometer-1-wire-0-5-c-to-92-ds-18b20-p58169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formula="of:=IF([.D36]= 1; 0; [.E36]*[.A36])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Pin</text:p>
          </table:table-cell>
          <table:table-cell table:style-name="ce1" office:value-type="string" calcext:value-type="string">
            <text:p>https://www.reichelt.de/20pol-buchsenleiste-gerade-rm-2-54-h-8-5mm-bl-1x20g8-2-54-p51827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formula="of:=IF([.D37]= 1; 0; [.E37]*[.A37])" office:value-type="float" office:value="6.48" calcext:value-type="float">
            <text:p>6.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0Pin</text:p>
          </table:table-cell>
          <table:table-cell table:style-name="ce1" office:value-type="string" calcext:value-type="string">
            <text:p>https://www.reichelt.de/40pol-stiftleiste-gerade-rm-2-54-sl-1x40g-2-54-p19506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formula="of:=IF([.D38]= 1; 0; [.E38]*[.A38])" office:value-type="float" office:value="4.18" calcext:value-type="float">
            <text:p>4.1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umper</text:p>
          </table:table-cell>
          <table:table-cell table:style-name="ce1" office:value-type="string" calcext:value-type="string">
            <text:p>https://www.reichelt.de/kurzschlussbruecke-schw-m-grifflasche-jumper-2-54gl-sw-p9019.html?&amp;trstct=pol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IF([.D39]= 1; 0; [.E39]*[.A39])"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ST XH2P</text:p>
          </table:table-cell>
          <table:table-cell table:style-name="ce1" office:value-type="string" calcext:value-type="string">
            <text:p>https://www.reichelt.de/jst-stiftleiste-gerade-1x2-polig-xh-jst-xh2p-st-p185073.html?&amp;trstct=pos_7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IF([.D40]= 1; 0; [.E40]*[.A40])"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ST XH 4P</text:p>
          </table:table-cell>
          <table:table-cell table:style-name="ce1" office:value-type="string" calcext:value-type="string">
            <text:p>https://www.reichelt.de/jst-stiftleiste-gerade-1x4-polig-xh-jst-xh4p-st-p185075.html?&amp;trstct=pol_1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formula="of:=IF([.D41]= 1; 0; [.E41]*[.A41])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ST XH 5P</text:p>
          </table:table-cell>
          <table:table-cell table:style-name="ce1" office:value-type="string" calcext:value-type="string">
            <text:p>https://www.reichelt.de/jst-stiftleiste-90-1x5-polig-xh-jst-xh5p-st90-p185082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formula="of:=IF([.D42]= 1; 0; [.E42]*[.A42])"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T XH8P</text:p>
          </table:table-cell>
          <table:table-cell table:style-name="ce1" office:value-type="string" calcext:value-type="string">
            <text:p>https://www.reichelt.de/jst-stiftleiste-gerade-1x8-polig-xh-jst-xh8p-st-p185078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IF([.D43]= 1; 0; [.E43]*[.A43])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table:style-name="ce1" office:value-type="string" calcext:value-type="string">
            <text:p>https://www.reichelt.de/mosfet-n-ch-60v-0-115a-0-3w-sot-23-2n-7002-7-f-p219153.html?&amp;trstct=pos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IF([.D44]= 1; 0; [.E44]*[.A44])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FV 80</text:p>
          </table:table-cell>
          <table:table-cell table:style-name="ce1" office:value-type="string" calcext:value-type="string">
            <text:p>https://www.reichelt.de/einbaukupplung-frontmontage-ip40-8-pol-lum-kfv-80-p116111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formula="of:=IF([.D45]= 1; 0; [.E45]*[.A45])"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FV 40</text:p>
          </table:table-cell>
          <table:table-cell table:style-name="ce1" office:value-type="string" calcext:value-type="string">
            <text:p>https://www.reichelt.de/einbaukupplung-frontmontage-ip40-4-pol-lum-kfv-40-p116109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table:formula="of:=IF([.D46]= 1; 0; [.E46]*[.A46])" office:value-type="float" office:value="13.75" calcext:value-type="float">
            <text:p>13.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FV 50</text:p>
          </table:table-cell>
          <table:table-cell table:style-name="ce1" office:value-type="string" calcext:value-type="string">
            <text:p>https://www.reichelt.de/einbaukupplung-frontmontage-ip40-5-pol-180-lum-kfv-50-p116110.html?&amp;trstct=pol_4&amp;nbc=1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formula="of:=IF([.D47]= 1; 0; [.E47]*[.A4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st XH 2p FEM</text:p>
          </table:table-cell>
          <table:table-cell table:style-name="ce1" office:value-type="string" calcext:value-type="string">
            <text:p>https://www.reichelt.de/jst-buchsengehaeuse-1x2-polig-xh-jst-xh2p-bu-p185085.html?&amp;trstct=pos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IF([.D48]= 1; 0; [.E48]*[.A48])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st XH 4p FEM</text:p>
          </table:table-cell>
          <table:table-cell table:style-name="ce1" office:value-type="string" calcext:value-type="string">
            <text:p>https://www.reichelt.de/jst-buchsengehaeuse-1x4-polig-xh-jst-xh4p-bu-p185087.html?&amp;trstct=pos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formula="of:=IF([.D49]= 1; 0; [.E49]*[.A49])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st XH 5p FEM</text:p>
          </table:table-cell>
          <table:table-cell table:style-name="ce1" office:value-type="string" calcext:value-type="string">
            <text:p>https://www.reichelt.de/jst-buchsengehaeuse-1x5-polig-xh-jst-xh5p-bu-p185088.html?&amp;trstct=pos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IF([.D50]= 1; 0; [.E50]*[.A50])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t XH 8p FEM</text:p>
          </table:table-cell>
          <table:table-cell table:style-name="ce1" office:value-type="string" calcext:value-type="string">
            <text:p>https://www.reichelt.de/jst-buchsengehaeuse-1x8-polig-xh-jst-xh8p-bu-p185090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IF([.D51]= 1; 0; [.E51]*[.A51])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rimp JST XH</text:p>
          </table:table-cell>
          <table:table-cell table:style-name="ce1" office:value-type="string" calcext:value-type="string">
            <text:p>https://www.reichelt.de/jst-crimpkontakt-buchse-xh-jst-xh-ckb-p185091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IF([.D52]= 1; 0; [.E52]*[.A52])" office:value-type="float" office:value="6" calcext:value-type="float">
            <text:p>6</text:p>
          </table:table-cell>
          <table:table-cell/>
          <table:table-cell table:formula="of:=[.A48]*2+[.A49]*4+[.A50]*5+[.A51]*8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TC2440CGN</text:p>
          </table:table-cell>
          <table:table-cell table:style-name="ce1" office:value-type="string" calcext:value-type="string">
            <text:p>https://www.reichelt.de/index.html?ACTION=446&amp;LA=446&amp;nbc=1&amp;q=ltc2440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formula="of:=IF([.D53]= 1; 0; [.E53]*[.A53])" office:value-type="float" office:value="24.6" calcext:value-type="float">
            <text:p>24.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gehäuse</text:p>
          </table:table-cell>
          <table:table-cell table:style-name="ce1" office:value-type="string" calcext:value-type="string">
            <text:p>https://www.reichelt.de/alugehaeuse-26-x-34-6-x-86-6-mm-aluminium-rnd-455-00848-p222399.html?r=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formula="of:=IF([.D54]= 1; 0; [.E54]*[.A54])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 table:style-name="ce1" office:value-type="string" calcext:value-type="string">
            <text:p>https://www.reichelt.de/unitronic-liyy-50-m-8-x-0-25-liyy-8x0-25-50-p166031.html?&amp;trstct=pol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table:formula="of:=IF([.D55]= 1; 0; [.E55]*[.A55])" office:value-type="float" office:value="31.6" calcext:value-type="float">
            <text:p>31.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 table:style-name="ce1" office:value-type="string" calcext:value-type="string">
            <text:p>https://www.reichelt.de/unitronic-liycy-50-m-4-x-0-25-liycy-4x0-25-50-p165979.html?&amp;trstct=vrt_pdn&amp;nbc=1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table:formula="of:=IF([.D56]= 1; 0; [.E56]*[.A56])" office:value-type="float" office:value="31.2" calcext:value-type="float">
            <text:p>3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belverschraubung</text:p>
          </table:table-cell>
          <table:table-cell table:style-name="ce1" office:value-type="string" calcext:value-type="string">
            <text:p>https://www.reichelt.de/kabelverschraubung-m-12-x-1-5-3-7-mm-silbergrau-ip69k-lapp-53112000-p158642.html?&amp;trstct=pol_4&amp;nbc=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formula="of:=IF([.D57]= 1; 0; [.E57]*[.A57])" office:value-type="float" office:value="3.98" calcext:value-type="float">
            <text:p>3.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mm grün</text:p>
          </table:table-cell>
          <table:table-cell table:style-name="ce1" office:value-type="string" calcext:value-type="string">
            <text:p>https://www.reichelt.de/led-5-mm-bedrahtet-gruen-620-mcd-10-evl-333-2sygc-s5-p230907.html?&amp;trstct=pol_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IF([.D58]= 1; 0; [.E58]*[.A58])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mm gelb</text:p>
          </table:table-cell>
          <table:table-cell table:style-name="ce1" office:value-type="string" calcext:value-type="string">
            <text:p>https://www.reichelt.de/led-5-mm-bedrahtet-gelb-4200-mcd-6-evl-383-2uyc-s53-p230927.html?&amp;trstct=pol_3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formula="of:=IF([.D59]= 1; 0; [.E59]*[.A59])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mm blau</text:p>
          </table:table-cell>
          <table:table-cell table:style-name="ce1" office:value-type="string" calcext:value-type="string">
            <text:p>https://www.reichelt.de/led-5-mm-bedrahtet-blau-2000-mcd-10-led-el-5-2000bl-p156268.html?&amp;trstct=pol_5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IF([.D60]= 1; 0; [.E60]*[.A60])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cker Micro USB</text:p>
          </table:table-cell>
          <table:table-cell table:style-name="ce1" office:value-type="string" calcext:value-type="string">
            <text:p>https://www.reichelt.de/micro-usb-stecker-typ-b-5-polig-usb-micro-st-p124013.html?&amp;trstct=pol_12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IF([.D61]= 1; 0; [.E61]*[.A61])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x10 FF</text:p>
          </table:table-cell>
          <table:table-cell table:style-name="ce1" office:value-type="string" calcext:value-type="string">
            <text:p>https://www.reichelt.de/distanzhuelsen-metall-6-kant-m3-10mm-di-10mm-p7119.html?&amp;trstct=pol_1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formula="of:=IF([.D62]= 1; 0; [.E62]*[.A62])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rumpfschlauch</text:p>
          </table:table-cell>
          <table:table-cell table:style-name="ce1" office:value-type="string" calcext:value-type="string">
            <text:p>https://www.reichelt.de/schrumpfschlauch-box-12m-transparent-6-4mm-sdb-6-4-tr-p53811.html?&amp;trstct=pol_6&amp;nbc=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D63]= 1; 0; [.E63]*[.A63])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e 5mm</text:p>
          </table:table-cell>
          <table:table-cell table:style-name="ce1" office:value-type="string" calcext:value-type="string">
            <text:p>https://www.reichelt.de/led-5-mm-bedrahtet-blau-4000-mcd-16-kbt-l-7113qbc-g-p230952.html?&amp;trstct=pol_1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IF([.D64]= 1; 0; [.E64]*[.A64])"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 5mm</text:p>
          </table:table-cell>
          <table:table-cell table:style-name="ce1" office:value-type="string" calcext:value-type="string">
            <text:p>https://www.reichelt.de/ir-led-850-nm-5-mm-hir-7373b-l289-p216812.html?&amp;trstct=pos_9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formula="of:=IF([.D65]= 1; 0; [.E65]*[.A65])"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 5mm</text:p>
          </table:table-cell>
          <table:table-cell table:style-name="ce1" office:value-type="string" calcext:value-type="string">
            <text:p>https://www.reichelt.de/ir-led-940-nm-5-mm-ir-7373c-evl-p219706.html?&amp;trstct=pos_10&amp;nbc=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IF([.D66]= 1; 0; [.E66]*[.A66])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mberg SV 40</text:p>
          </table:table-cell>
          <table:table-cell table:style-name="ce1" office:value-type="string" calcext:value-type="string">
            <text:p>https://www.reichelt.de/stecker-sv-40-rundsteckverbinder-gerade-ip40-4-pol-lum-sv-40-p136906.html?r=1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table:formula="of:=IF([.D67]= 1; 0; [.E67]*[.A67])" office:value-type="float" office:value="20.75" calcext:value-type="float">
            <text:p>20.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 50</text:p>
          </table:table-cell>
          <table:table-cell table:style-name="ce1" office:value-type="string" calcext:value-type="string">
            <text:p>https://www.reichelt.de/stecker-sv-50-rundsteckverbinder-gerade-ip40-5-pol-180-lum-sv-50-p248561.html?&amp;trstct=pos_0&amp;nbc=1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table:formula="of:=IF([.D68]= 1; 0; [.E68]*[.A68])" office:value-type="float" office:value="20.75" calcext:value-type="float">
            <text:p>20.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g SV80</text:p>
          </table:table-cell>
          <table:table-cell table:style-name="ce1" office:value-type="string" calcext:value-type="string">
            <text:p>https://www.reichelt.de/stecker-sv-80-rundsteckverbinder-gerade-ip40-8-pol-lum-sv-80-p116087.html?&amp;trstct=pol_9&amp;nbc=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formula="of:=IF([.D69]= 1; 0; [.E69]*[.A69])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anggood</text:p>
          </table:table-cell>
          <table:table-cell table:number-columns-repeated="5"/>
          <table:table-cell table:formula="of:=SUM([.F72:.F80])"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232breakout</text:p>
          </table:table-cell>
          <table:table-cell table:style-name="ce1" office:value-type="string" calcext:value-type="string">
            <text:p>https://www.banggood.com/FT232RL-FT232-RS232-FTDI-Micro-USB-to-TTL-3_3V-5_5V-Serial-Adapter-Module-Download-Cable-for-Mini-Port-p-1599806.html?rmmds=search&amp;cur_warehouse=CN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table:formula="of:=IF([.D72]= 1; 0; [.E72]*[.A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ostConverter</text:p>
          </table:table-cell>
          <table:table-cell table:style-name="ce1" office:value-type="string" calcext:value-type="string">
            <text:p>https://www.banggood.com/DC-2V-24V-To-5V-28V-2A-Step-Up-Boost-Converter-Power-Supply-Module-Adjustable-Regulator-Board-p-1566600.html?rmmds=search&amp;cur_warehouse=C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formula="of:=IF([.D73]= 1; 0; [.E73]*[.A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ckConverter</text:p>
          </table:table-cell>
          <table:table-cell table:style-name="ce1" office:value-type="string" calcext:value-type="string">
            <text:p>https://www.banggood.com/DC-DC-7-28V-to-5V-3A-Step-Down-Power-Supply-Module-Buck-Converter-Replace-LM2596-p-1536688.html?rmmds=search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formula="of:=IF([.D74]= 1; 0; [.E74]*[.A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25Q128</text:p>
          </table:table-cell>
          <table:table-cell table:style-name="ce1" office:value-type="string" calcext:value-type="string">
            <text:p>https://www.banggood.com/W25Q32-W25Q128-Large-Capacity-FLASH-Storage-Module-Memory-Card-SPI-Interface-BV-FV-STM32-p-1595134.html?rmmds=search&amp;ID=6281655&amp;cur_warehouse=CN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formula="of:=IF([.D75]= 1; 0; [.E75]*[.A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X711</text:p>
          </table:table-cell>
          <table:table-cell table:style-name="ce1" office:value-type="string" calcext:value-type="string">
            <text:p>https://www.banggood.com/3pcs-AD-Weighing-Sensor-Module-Dual-channel-24-bit-AD-Conversion-HX711-Shieding-p-1355706.html?rmmds=search&amp;cur_warehouse=CN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formula="of:=IF([.D76]= 1; 0; [.E76]*[.A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4056withprotect</text:p>
          </table:table-cell>
          <table:table-cell table:style-name="ce1" office:value-type="string" calcext:value-type="string">
            <text:p>https://www.banggood.com/TP4056-Micro-USB-5V-1A-Lithium-Battery-Charging-Module-Board-TE585-Lipo-Charger-p-1225993.html?rmmds=search&amp;cur_warehouse=CN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table:formula="of:=IF([.D77]= 1; 0; [.E77]*[.A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tery Holder</text:p>
          </table:table-cell>
          <table:table-cell table:style-name="ce1" office:value-type="string" calcext:value-type="string">
            <text:p>https://www.banggood.com/DIY-1-Slot-18650-Battery-Holder-With-2-Leads-p-972775.html?rmmds=search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table:formula="of:=IF([.D78]= 1; 0; [.E78]*[.A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</text:p>
          </table:table-cell>
          <table:table-cell table:style-name="ce1" office:value-type="string" calcext:value-type="string">
            <text:p>https://www.banggood.com/DC-12V-4-Pin-12mm-Latching-Switch-Led-Light-Metal-Push-Button-Switch-p-1196609.html?rmmds=myorder&amp;ID=229&amp;cur_warehouse=CN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table:formula="of:=IF([.D79]= 1; 0; [.E79]*[.A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B LED</text:p>
          </table:table-cell>
          <table:table-cell table:style-name="ce1" office:value-type="string" calcext:value-type="string">
            <text:p>https://www.banggood.com/10pcs-5mm-RGB-LED-Common-Anode-4-Pin-Tri-Color-Emitting-Diodes-F5-p-937446.html?rmmds=search&amp;ID=513798&amp;cur_warehouse=CN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formula="of:=IF([.D80]= 1; 0; [.E80]*[.A80])"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liexpress</text:p>
          </table:table-cell>
          <table:table-cell/>
          <table:table-cell table:style-name="ce1"/>
          <table:table-cell table:number-columns-repeated="3"/>
          <table:table-cell table:formula="of:=SUM([.F83:.F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enne SMA</text:p>
          </table:table-cell>
          <table:table-cell table:style-name="ce1" office:value-type="string" calcext:value-type="string">
            <text:p>https://de.aliexpress.com/item/32971789201.html?spm=a2g0s.9042311.0.0.720a4c4drGYyPu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IF([.D83]= 1; 0; [.E83]*[.A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 table:style-name="ce1" office:value-type="string" calcext:value-type="string">
            <text:p>https://www.aliexpress.com/item/4000515927742.html?spm=a2g0s.9042311.0.0.7b694c4d2qJnZR</text:p>
          </table:table-cell>
          <table:table-cell office:value-type="float" office:value="1" calcext:value-type="float">
            <text:p>1</text:p>
          </table:table-cell>
          <table:table-cell office:value-type="float" office:value="10.29" calcext:value-type="float">
            <text:p>10.29</text:p>
          </table:table-cell>
          <table:table-cell table:formula="of:=IF([.D84]= 1; 0; [.E84]*[.A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cm SMA-u.FL</text:p>
          </table:table-cell>
          <table:table-cell table:style-name="ce1" office:value-type="string" calcext:value-type="string">
            <text:p>https://www.aliexpress.com/item/4000339663959.html?spm=a2g0s.9042311.0.0.7b694c4d2qJnZR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table:formula="of:=IF([.D85]= 1; 0; [.E85]*[.A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gikey</text:p>
          </table:table-cell>
          <table:table-cell table:number-columns-repeated="5"/>
          <table:table-cell table:formula="of:=SUM([.F88:.F98])" office:value-type="float" office:value="156.81" calcext:value-type="float">
            <text:p>156.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32-wroom-32</text:p>
          </table:table-cell>
          <table:table-cell table:style-name="ce1" office:value-type="string" calcext:value-type="string">
            <text:p>https://www.digikey.de/product-detail/en/espressif-systems/ESP32-WROOM-32-16MB/1904-1020-1-ND/9381729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table:formula="of:=IF([.D88]= 1; 0; [.E88]*[.A88])" office:value-type="float" office:value="16.52" calcext:value-type="float">
            <text:p>16.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32-WROOM-32U</text:p>
          </table:table-cell>
          <table:table-cell table:style-name="ce1" office:value-type="string" calcext:value-type="string">
            <text:p>https://www.digikey.de/product-detail/en/espressif-systems/ESP32-WROOM-32U-16MB/1904-1028-1-ND/9381737?_ga=2.78679122.772215829.1584722537-1107834322.1578137426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table:formula="of:=IF([.D89]= 1; 0; [.E89]*[.A89])" office:value-type="float" office:value="20.65" calcext:value-type="float">
            <text:p>20.6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ield</text:p>
          </table:table-cell>
          <table:table-cell table:style-name="ce1" office:value-type="string" calcext:value-type="string">
            <text:p>https://www.digikey.de/product-detail/en/te-connectivity-amp-connectors/2118726-2/A126157CT-ND/738191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formula="of:=IF([.D90]= 1; 0; [.E90]*[.A90])"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ield Cover</text:p>
          </table:table-cell>
          <table:table-cell table:style-name="ce1" office:value-type="string" calcext:value-type="string">
            <text:p>https://www.digikey.de/product-detail/en/2118725-2/A126130-ND/7381869/?itemSeq=321839437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IF([.D91]= 1; 0; [.E91]*[.A91])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4403DDY</text:p>
          </table:table-cell>
          <table:table-cell table:style-name="ce1" office:value-type="string" calcext:value-type="string">
            <text:p>https://www.digikey.de/product-detail/en/vishay-siliconix/SI4403DDY-T1-GE3/SI4403DDY-T1-GE3CT-ND/762282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IF([.D92]= 1; 0; [.E92]*[.A92])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50Z113</text:p>
          </table:table-cell>
          <table:table-cell table:style-name="ce1" office:value-type="string" calcext:value-type="string">
            <text:p>https://www.digikey.de/product-detail/en/hammond-manufacturing/1550Z113/HM190-ND/2268551?_ga=2.12971249.772215829.1584722537-1107834322.1578137426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table:formula="of:=IF([.D93]= 1; 0; [.E93]*[.A93])" office:value-type="float" office:value="64.4" calcext:value-type="float">
            <text:p>64.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Mount</text:p>
          </table:table-cell>
          <table:table-cell table:style-name="ce1" office:value-type="string" calcext:value-type="string">
            <text:p>https://www.digikey.de/products/en?keywords=1528-1397-ND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IF([.D94]= 1; 0; [.E94]*[.A94])"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F7343PBF</text:p>
          </table:table-cell>
          <table:table-cell table:style-name="ce1" office:value-type="string" calcext:value-type="string">
            <text:p>https://www.digikey.de/product-detail/en/infineon-technologies/IRF7343TRPBF/IRF7343PBFCT-ND/81255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formula="of:=IF([.D95]= 1; 0; [.E95]*[.A95])"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0.1%</text:p>
          </table:table-cell>
          <table:table-cell table:style-name="ce1" office:value-type="string" calcext:value-type="string">
            <text:p>https://www.digikey.de/product-detail/en/bourns-inc/CRT1206-BY-10R0ELF/CRT1206-BY-10R0ELFCT-ND/177505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IF([.D96]= 1; 0; [.E96]*[.A96])"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T1492</text:p>
          </table:table-cell>
          <table:table-cell table:style-name="ce1" office:value-type="string" calcext:value-type="string">
            <text:p>https://www.digikey.de/product-detail/en/linear-technology-analog-devices/LT1492CS8-PBF/LT1492CS8-PBF-ND/889428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table:formula="of:=IF([.D97]= 1; 0; [.E97]*[.A97])" office:value-type="float" office:value="16.24" calcext:value-type="float">
            <text:p>16.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t1461</text:p>
          </table:table-cell>
          <table:table-cell table:style-name="ce1" office:value-type="string" calcext:value-type="string">
            <text:p>https://www.digikey.de/product-detail/en/linear-technology-analog-devices/LT1461CCS8-3-PBF/LT1461CCS8-3-PBF-ND/889264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formula="of:=IF([.D98]= 1; 0; [.E98]*[.A98])"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gertseder</text:p>
          </table:table-cell>
          <table:table-cell table:number-columns-repeated="5"/>
          <table:table-cell table:formula="of:=SUM([.F101:.F103])" office:value-type="float" office:value="8.88" calcext:value-type="float">
            <text:p>8.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SO7380 M4x8</text:p>
          </table:table-cell>
          <table:table-cell table:style-name="ce1" office:value-type="string" calcext:value-type="string">
            <text:p>https://www.wegertseder.com/ArticleDetails.aspx?AKNUM=2576&amp;Diameter=4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formula="of:=IF([.D101]= 1; 0; [.E101]*[.A101])"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o7380 M3x6</text:p>
          </table:table-cell>
          <table:table-cell table:style-name="ce1" office:value-type="string" calcext:value-type="string">
            <text:p>https://www.wegertseder.com/ArticleDetails.aspx?AKNUM=2576&amp;Diameter=3</text:p>
          </table:table-cell>
          <table:table-cell office:value-type="float" office:value="0" calcext:value-type="float">
            <text:p>0</text:p>
          </table:table-cell>
          <table:table-cell office:value-type="float" office:value="0.0238" calcext:value-type="float">
            <text:p>0.0238</text:p>
          </table:table-cell>
          <table:table-cell table:formula="of:=IF([.D102]= 1; 0; [.E102]*[.A102])"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N 7991 M4x20</text:p>
          </table:table-cell>
          <table:table-cell table:style-name="ce1" office:value-type="string" calcext:value-type="string">
            <text:p>https://www.wegertseder.com/ArticleDetails.aspx?AKNUM=2608&amp;Diameter=4</text:p>
          </table:table-cell>
          <table:table-cell office:value-type="float" office:value="0" calcext:value-type="float">
            <text:p>0</text:p>
          </table:table-cell>
          <table:table-cell office:value-type="float" office:value="0.0455" calcext:value-type="float">
            <text:p>0.0455</text:p>
          </table:table-cell>
          <table:table-cell table:formula="of:=IF([.D103]= 1; 0; [.E103]*[.A103])" office:value-type="float" office:value="4.55" calcext:value-type="float">
            <text:p>4.55</text:p>
          </table:table-cell>
          <table:table-cell table:number-columns-repeated="2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6:34:03.652679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37:07.150405206</meta:creation-date>
    <dc:date>2020-03-26T17:31:14.444065329</dc:date>
    <meta:editing-duration>PT9H1M44S</meta:editing-duration>
    <meta:editing-cycles>89</meta:editing-cycles>
    <meta:generator>LibreOffice/6.0.7.3$Linux_X86_64 LibreOffice_project/00m0$Build-3</meta:generator>
    <meta:document-statistic meta:table-count="1" meta:cell-count="570" meta:object-count="0"/>
  </office:meta>
</office:document-meta>
</file>